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916b0" officeooo:paragraph-rsid="001916b0"/>
    </style:style>
    <style:style style:name="P2" style:family="paragraph" style:parent-style-name="Standard" style:list-style-name="L1">
      <style:text-properties officeooo:rsid="00113f8f" officeooo:paragraph-rsid="00113f8f"/>
    </style:style>
    <style:style style:name="P3" style:family="paragraph" style:parent-style-name="Standard">
      <style:text-properties officeooo:rsid="00113f8f" officeooo:paragraph-rsid="001635cb"/>
    </style:style>
    <style:style style:name="P4" style:family="paragraph" style:parent-style-name="Standard" style:list-style-name="L1">
      <style:text-properties officeooo:rsid="00150211" officeooo:paragraph-rsid="00150211"/>
    </style:style>
    <style:style style:name="P5" style:family="paragraph" style:parent-style-name="Standard" style:list-style-name="L1">
      <style:text-properties officeooo:rsid="001916b0" officeooo:paragraph-rsid="001916b0"/>
    </style:style>
    <style:style style:name="P6" style:family="paragraph" style:parent-style-name="Standard">
      <style:text-properties officeooo:rsid="001916b0" officeooo:paragraph-rsid="001916b0"/>
    </style:style>
    <style:style style:name="T1" style:family="text">
      <style:text-properties officeooo:rsid="001337c3"/>
    </style:style>
    <style:style style:name="T2" style:family="text">
      <style:text-properties officeooo:rsid="0013669a"/>
    </style:style>
    <style:style style:name="T3" style:family="text">
      <style:text-properties officeooo:rsid="00150211"/>
    </style:style>
    <style:style style:name="T4" style:family="text">
      <style:text-properties officeooo:rsid="001916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list xml:id="list611890407" text:style-name="L1">
        <text:list-item>
          <text:p text:style-name="P2">Trovare I 3 siti <text:span text:style-name="T3">[DONE] </text:span></text:p>
          <text:list>
            <text:list-item>
              <text:p text:style-name="P2"><text:a xlink:type="simple" xlink:href="https://www.pokemon.com/us/pokedex" text:style-name="Internet_20_link" text:visited-style-name="Visited_20_Internet_20_Link">https://www.pokemon.com/us/pokedex</text:a></text:p>
            </text:list-item>
            <text:list-item>
              <text:p text:style-name="P2"><text:a xlink:type="simple" xlink:href="https://bulbapedia.bulbagarden.net/" text:style-name="Internet_20_link" text:visited-style-name="Visited_20_Internet_20_Link">https://bulbapedia.bulbagarden.net</text:a> <text:span text:style-name="T2">(https://bulbapedia.bulbagarden.net/robots.txt)</text:span></text:p>
            </text:list-item>
            <text:list-item>
              <text:p text:style-name="P2"><text:a xlink:type="simple" xlink:href="https://www.cardmarket.com/en/Pokemon" text:style-name="Internet_20_link" text:visited-style-name="Visited_20_Internet_20_Link">https://www.cardmarket.com/en/Pokemon</text:a> <text:span text:style-name="T2">(https://www.cardmarket.com/robots.txt)</text:span></text:p>
            </text:list-item>
            <text:list-item>
              <text:p text:style-name="P2"><text:a xlink:type="simple" xlink:href="https://pokemondb.net/pokedex/all" text:style-name="Internet_20_link" text:visited-style-name="Visited_20_Internet_20_Link">https://pokemondb.net/pokedex/all</text:a> <text:span text:style-name="T1">(https://pokemondb.net/robots.txt)</text:span></text:p>
            </text:list-item>
          </text:list>
        </text:list-item>
        <text:list-item>
          <text:p text:style-name="P2">guardiamo un esempi (Fathi)</text:p>
        </text:list-item>
        <text:list-item>
          <text:p text:style-name="P2">creare cartelle (struttura base) <text:span text:style-name="T3">[D</text:span><text:span text:style-name="T4">ONE</text:span><text:span text:style-name="T3">]</text:span></text:p>
          <text:list>
            <text:list-item>
              <text:p text:style-name="P5">Pokemon pokedex description</text:p>
            </text:list-item>
            <text:list-item>
              <text:p text:style-name="P5">Pokemon games (optional: per level)</text:p>
            </text:list-item>
            <text:list-item>
              <text:p text:style-name="P5">Pokemon cards (optional: price)</text:p>
            </text:list-item>
          </text:list>
        </text:list-item>
        <text:list-item>
          <text:p text:style-name="P2">fare lo scraping (BeautifulSoup)</text:p>
          <text:list>
            <text:list-item>
              <text:p text:style-name="P4">scrapy</text:p>
            </text:list-item>
            <text:list-item>
              <text:p text:style-name="P4">setuppare scrapy</text:p>
            </text:list-item>
          </text:list>
        </text:list-item>
        <text:list-item>
          <text:p text:style-name="P2">Solr</text:p>
        </text:list-item>
        <text:list-item>
          <text:p text:style-name="P2">Backend</text:p>
        </text:list-item>
        <text:list-item>
          <text:p text:style-name="P2">Fronted</text:p>
        </text:list-item>
      </text:list>
      <text:p text:style-name="P6"/>
      <text:p text:style-name="P6"/>
      <text:p text:style-name="P6"><text:a xlink:type="simple" xlink:href="https://www.serebii.net/pokemon/" text:style-name="Internet_20_link" text:visited-style-name="Visited_20_Internet_20_Link">https://www.serebii.net/pokemon/</text:a></text:p>
      <text:p text:style-name="P6"/>
      <text:p text:style-name="P1">https://github.com/christian-jaimes/pokemon-data-scrap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6T14:12:18.986513601</meta:creation-date>
    <dc:date>2024-11-21T16:28:49.603466912</dc:date>
    <meta:editing-duration>P1DT1H23M5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61" meta:character-count="621" meta:non-whitespace-character-count="593"/>
  </office:meta>
</office:document-meta>
</file>